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5.252cm" svg:y="0.2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052cm" svg:y="0.2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252cm" svg:y="4.99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052cm" svg:y="4.95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052cm" svg:y="5.4cm"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0.852cm" svg:y="5.4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21.652cm" svg:y="5.4cm">
          <text:p text:style-name="P1"><text:span text:style-name="T1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402cm" svg:y1="5.049cm" svg:x2="7.402cm" svg:y2="2.649cm">
          <text:p/>
        </draw:line>
        <draw:line draw:style-name="gr3" draw:text-style-name="P1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335cm" svg:y="3.3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16.052cm" svg:y="9.799cm">
          <text:p text:style-name="P1"><text:span text:style-name="T1">EMOF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252cm" svg:y1="9.75cm" svg:x2="18.252cm" svg:y2="7.35cm">
          <text:p/>
        </draw:line>
        <draw:custom-shape draw:style-name="gr1" draw:text-style-name="P2" draw:layer="layout" svg:width="4cm" svg:height="1.599cm" svg:x="21.652cm" svg:y="10.2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0.9cm" svg:x="21.552cm" svg:y="8.15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><text:span text:style-name="T1">conforms to</text:span></text:p>
          </draw:text-box>
        </draw:frame>
        <draw:custom-shape draw:style-name="gr2" draw:text-style-name="P1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line draw:style-name="gr3" draw:text-style-name="P1" draw:layer="layout" svg:x1="16.4cm" svg:y1="9.55cm" svg:x2="14.8cm" svg:y2="2.85cm">
          <text:p/>
        </draw:line>
        <draw:line draw:style-name="gr3" draw:text-style-name="P1" draw:layer="layout" svg:x1="10.05cm" svg:y1="9.6cm" svg:x2="11.6cm" svg:y2="2.75cm">
          <text:p/>
        </draw:line>
        <draw:custom-shape draw:style-name="gr1" draw:text-style-name="P2" draw:layer="layout" svg:width="4.4cm" svg:height="2.4cm" svg:x="5.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UM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3.783cm" svg:y="3.1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933cm" svg:y="2.863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0.75cm" svg:x="5.598cm" svg:y="7.65cm">
          <text:p text:style-name="P1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5.6cm" svg:y="9.2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7.35cm" svg:y="8.4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75cm" svg:y1="8.8cm" svg:x2="7.75cm" svg:y2="9.2cm">
          <text:p/>
        </draw:lin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9.94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9.9cm">
          <text:p text:style-name="P1"><text:span text:style-name="T1">OCL for 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10.35cm">
          <text:p text:style-name="P1"><text:span text:style-name="T1">OC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10.35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2.45cm" svg:x="5.6cm" svg:y="9.949cm">
          <text:p text:style-name="P1"><text:span text:style-name="T1">OCL for 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16.4cm" svg:y="9.15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18.15cm" svg:y="8.35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5cm" svg:y1="8.749cm" svg:x2="18.55cm" svg:y2="9.149cm">
          <text:p/>
        </draw:line>
        <draw:custom-shape draw:style-name="gr1" draw:text-style-name="P2" draw:layer="layout" svg:width="4.4cm" svg:height="0.75cm" svg:x="16.4cm" svg:y="7.601cm">
          <text:p text:style-name="P1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1cm" svg:y="0.4cm">
          <text:p text:style-name="P1"><text:span text:style-name="T1">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7.683cm" svg:y="3.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1.3cm" svg:y="3.3cm">
          <draw:text-box>
            <text:p><text:span text:style-name="T1">conforms to</text:span></text:p>
          </draw:text-box>
        </draw:frame>
        <draw:frame draw:style-name="gr4" draw:text-style-name="P3" draw:layer="layout" svg:width="3.736cm" svg:height="1.087cm" svg:x="3.85cm" svg:y="8.213cm">
          <draw:text-box>
            <text:p><text:span text:style-name="T1">generalises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2.05cm" svg:height="3.25cm" svg:x="0.2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25cm" svg:x2="9.15cm" svg:y2="15.55cm">
          <text:p/>
        </draw:line>
        <draw:line draw:style-name="gr3" draw:text-style-name="P1" draw:layer="layout" svg:x1="8.4cm" svg:y1="13.25cm" svg:x2="10.85cm" svg:y2="15.55cm">
          <text:p/>
        </draw:line>
        <draw:custom-shape draw:style-name="gr1" draw:text-style-name="P2" draw:layer="layout" svg:width="4.8cm" svg:height="2.4cm" svg:x="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1.6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5cm" svg:y1="5.25cm" svg:x2="8.15cm" svg:y2="2.85cm">
          <text:p/>
        </draw:line>
        <draw:line draw:style-name="gr3" draw:text-style-name="P1" draw:layer="layout" svg:x1="13.95cm" svg:y1="5.2cm" svg:x2="13.95cm" svg:y2="2.8cm">
          <text:p/>
        </draw:line>
        <draw:frame draw:style-name="gr4" draw:text-style-name="P3" draw:layer="layout" svg:width="3.817cm" svg:height="1.087cm" svg:x="3.433cm" svg:y="3.3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883cm" svg:y="3.4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5cm" svg:x="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0.8cm" svg:y="8.4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5cm" svg:y1="8.749cm" svg:x2="14.15cm" svg:y2="9.149cm">
          <text:p/>
        </draw:line>
        <draw:frame draw:style-name="gr4" draw:text-style-name="P3" draw:layer="layout" svg:width="3.817cm" svg:height="1.087cm" svg:x="9.5cm" svg:y="13.66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cm" svg:x="0.4cm" svg:y="0.4cm">
          <text:p text:style-name="P1"><text:span text:style-name="T1">Complete OCL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7.2cm" svg:y="0.4cm">
          <text:p text:style-name="P1"><text:span text:style-name="T1">OCL Library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0.4cm" svg:y="5.2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5.2cm" svg:x2="2.8cm" svg:y2="2.8cm">
          <text:p/>
        </draw:line>
        <draw:custom-shape draw:style-name="gr1" draw:text-style-name="P2" draw:layer="layout" svg:width="4.8cm" svg:height="2.45cm" svg:x="17.2cm" svg:y="5.2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5.15cm" svg:x2="19.6cm" svg:y2="2.75cm">
          <text:p/>
        </draw:line>
        <draw:custom-shape draw:style-name="gr1" draw:text-style-name="P2" draw:layer="layout" svg:width="4cm" svg:height="1.599cm" svg:x="17.6cm" svg:y="8.401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.4cm" svg:y="8.40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7.6cm" svg:y="8.402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95cm" svg:y="8.35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0.75cm" svg:x="2.6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2.45cm" svg:x="0.4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7.2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8.8cm" svg:y="15.6cm">
          <text:p text:style-name="P1"><text:span text:style-name="T1">OCL Pivot</text:span></text:p>
          <text:p text:style-name="P1"><text:span text:style-name="T1">Meta 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5cm" svg:y1="13.25cm" svg:x2="13.2cm" svg:y2="15.6cm">
          <text:p/>
        </draw:line>
        <draw:line draw:style-name="gr3" draw:text-style-name="P1" draw:layer="layout" svg:x1="14cm" svg:y1="13.25cm" svg:x2="12.05cm" svg:y2="15.55cm">
          <text:p/>
        </draw:line>
        <draw:custom-shape draw:style-name="gr2" draw:text-style-name="P1" draw:layer="layout" svg:width="0.45cm" svg:height="0.75cm" svg:x="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9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2" draw:layer="layout" svg:width="4.4cm" svg:height="2.4cm" svg:x="5.6cm" svg:y="0.401cm">
          <text:p text:style-name="P1"><text:span text:style-name="T1">UML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683cm" svg:y="3.5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0.75cm">
          <text:p text:style-name="P1"><text:span text:style-name="T1">Meta-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0.8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5.7cm" svg:y="8.75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6.65cm" svg:y="8.65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1" draw:text-style-name="P2" draw:layer="layout" svg:width="4cm" svg:height="1.599cm" svg:x="9.15cm" svg:y="11.5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10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8.801cm">
          <text:p text:style-name="P1"><text:span text:style-name="T1">XXX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9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8.801cm" svg:x2="5.2cm" svg:y2="7.601cm">
          <text:p/>
        </draw:lin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8.8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8.801cm" svg:x2="11.2cm" svg:y2="7.601cm">
          <text:p/>
        </draw:line>
        <draw:frame draw:style-name="gr8" draw:text-style-name="P3" draw:layer="layout" svg:width="3.95cm" svg:height="1.088cm" svg:x="11.35cm" svg:y="7.7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9.214cm">
          <draw:text-box>
            <text:p><text:span text:style-name="T1">M0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4cm" svg:height="1.599cm" svg:x="9.15cm" svg:y="8.7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7" draw:style-name="dp1" draw:master-page-name="Default">
        <draw:rect draw:style-name="gr10" draw:text-style-name="P1" draw:layer="layout" svg:width="9.2cm" svg:height="1.04cm" svg:x="0.4cm" svg:y="0.25cm">
          <text:p text:style-name="P1">Basic UML MM</text:p>
        </draw:rect>
        <draw:rect draw:style-name="gr10" draw:text-style-name="P1" draw:layer="layout" svg:width="9.239cm" svg:height="1.04cm" svg:x="0.4cm" svg:y="1.84cm">
          <text:p text:style-name="P1">Advanced UML Constructs MM</text:p>
        </draw:rect>
        <draw:custom-shape draw:style-name="gr1" draw:text-style-name="P1" draw:layer="layout" svg:width="3.12cm" svg:height="2.6cm" svg:x="13.98cm" svg:y="2.64cm">
          <text:p text:style-name="P1">Package</text:p>
          <text:p text:style-name="P1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0" draw:text-style-name="P1" draw:layer="layout" svg:width="9.22cm" svg:height="1.04cm" svg:x="0.38cm" svg:y="3.44cm">
          <text:p text:style-name="P1">Essential OCL MM</text:p>
        </draw:rect>
        <draw:rect draw:style-name="gr10" draw:text-style-name="P1" draw:layer="layout" svg:width="4.485cm" svg:height="1.04cm" svg:x="22.05cm" svg:y="3.44cm">
          <text:p text:style-name="P1">OCL Pivot MM</text:p>
        </draw:rect>
        <draw:line draw:style-name="gr3" draw:text-style-name="P1" draw:layer="layout" svg:x1="9.6cm" svg:y1="3.94cm" svg:x2="13.96cm" svg:y2="3.94cm">
          <text:p/>
        </draw:line>
        <draw:line draw:style-name="gr3" draw:text-style-name="P1" draw:layer="layout" svg:x1="9.6cm" svg:y1="7.13cm" svg:x2="14.65cm" svg:y2="5.14cm">
          <text:p/>
        </draw:line>
        <draw:line draw:style-name="gr3" draw:text-style-name="P1" draw:layer="layout" svg:x1="17.11cm" svg:y1="3.94cm" svg:x2="18.05cm" svg:y2="3.94cm">
          <text:p/>
        </draw:line>
        <draw:line draw:style-name="gr3" draw:text-style-name="P1" draw:layer="layout" svg:x1="13.3cm" svg:y1="2.59cm" svg:x2="14.3cm" svg:y2="3.34cm">
          <text:p/>
        </draw:line>
        <draw:line draw:style-name="gr3" draw:text-style-name="P1" draw:layer="layout" svg:x1="13.6cm" svg:y1="0.69cm" svg:x2="14.65cm" svg:y2="2.74cm">
          <text:p/>
        </draw:line>
        <draw:line draw:style-name="gr3" draw:text-style-name="P1" draw:layer="layout" svg:x1="9.63cm" svg:y1="5.585cm" svg:x2="14.2cm" svg:y2="4.49cm">
          <text:p/>
        </draw:line>
        <draw:rect draw:style-name="gr10" draw:text-style-name="P1" draw:layer="layout" svg:width="9.2cm" svg:height="1.04cm" svg:x="0.4cm" svg:y="5.04cm">
          <text:p text:style-name="P1">Complete OCL MM</text:p>
        </draw:rect>
        <draw:rect draw:style-name="gr10" draw:text-style-name="P1" draw:layer="layout" svg:width="9.2cm" svg:height="1.04cm" svg:x="0.4cm" svg:y="6.64cm">
          <text:p text:style-name="P1">Vendor-specific MM</text:p>
        </draw:rect>
        <draw:custom-shape draw:style-name="gr1" draw:text-style-name="P1" draw:layer="layout" svg:width="3.12cm" svg:height="2.6cm" svg:x="18cm" svg:y="2.64cm">
          <text:p text:style-name="P1">Simpl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12cm" svg:height="2.4cm" svg:x="10.38cm" svg:y="1.14cm">
          <text:p text:style-name="P1">Convert</text:p>
          <text:p text:style-name="P1">to Bas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11cm" svg:y1="3.94cm" svg:x2="22.05cm" svg:y2="3.94cm">
          <text:p/>
        </draw:line>
        <draw:line draw:style-name="gr3" draw:text-style-name="P1" draw:layer="layout" svg:x1="9.6cm" svg:y1="2.34cm" svg:x2="10.45cm" svg:y2="2.34cm">
          <text:p/>
        </draw:line>
        <draw:line draw:style-name="gr6" draw:text-style-name="P1" draw:layer="layout" svg:x1="9.6cm" svg:y1="0.69cm" svg:x2="13.6cm" svg:y2="0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13H25M30S</meta:editing-duration>
    <meta:editing-cycles>6</meta:editing-cycles>
    <meta:generator>OpenOffice.org/3.2$Win32 OpenOffice.org_project/320m18$Build-9502</meta:generator>
    <dc:date>2011-04-09T18:57:59.65</dc:date>
    <dc:creator>Ed Willink</dc:creator>
    <meta:document-statistic meta:object-count="196"/>
  </office:meta>
</office:document-meta>
</file>